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ohit Hindi1" svg:font-family="'Lohit Hindi'"/>
    <style:font-face style:name="OpenSymbol1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>
      <style:text-properties style:font-name="Ubuntu"/>
    </style:style>
    <style:style style:name="P3" style:family="paragraph" style:parent-style-name="Standard">
      <style:text-properties style:font-name="Ubuntu" fo:font-size="16pt" style:font-size-asian="16pt" style:font-size-complex="16pt"/>
    </style:style>
    <style:style style:name="P4" style:family="paragraph" style:parent-style-name="Standard">
      <style:text-properties style:font-name="Ubuntu" fo:font-size="12pt" style:font-size-asian="10.5pt" style:font-size-complex="12pt"/>
    </style:style>
    <style:style style:name="P5" style:family="paragraph" style:parent-style-name="Standard" style:list-style-name="L2">
      <style:text-properties style:font-name="Ubuntu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Ubuntu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Juegos: Historia y Diseño</text:p>
      <text:p text:style-name="P6">Universidad de los Andes</text:p>
      <text:p text:style-name="P1"/>
      <text:p text:style-name="P1"/>
      <text:p text:style-name="P3">Descripcción del proyecto</text:p>
      <text:p text:style-name="P1">Para el curso Video Juegos: Historia y Diseño se desea crear un videojuego uniendo principalmente 4 elementos. </text:p>
      <text:list xml:id="list625688281" text:style-name="L1">
        <text:list-item>
          <text:p text:style-name="P2">Escoger un juego retro/clásico de 2D y portarlo a la plataforma móvil Android</text:p>
        </text:list-item>
        <text:list-item>
          <text:p text:style-name="P2">Utilizar técnicas de narración para añadirle una dimensión interesante al juego</text:p>
        </text:list-item>
        <text:list-item>
          <text:p text:style-name="P2">Ponerle un componente de multiplayer al juego de tal forma que varios usuarios con varios dispositivos puedan jugar y competir simultaneamente.</text:p>
        </text:list-item>
        <text:list-item>
          <text:p text:style-name="P2">Utilizar sensores modernos (accelerómetro, giroscópio, brújula) para crear una experiencia diferente </text:p>
        </text:list-item>
      </text:list>
      <text:p text:style-name="P1"/>
      <text:p text:style-name="P3">Objetivo:</text:p>
      <text:p text:style-name="P4">Al final del proyecto se debe tener un juego en Google Play con los elementos mencionados anteriormente. </text:p>
      <text:p text:style-name="P3"/>
      <text:p text:style-name="P3"/>
      <text:p text:style-name="P1"><text:span text:style-name="T1">Cronograma</text:span>:</text:p>
      <text:p text:style-name="P1">Si bien es posible que las siguientes fechas cambien, a continuación se muestra un calendario con unos posibles milestones. Se asume que la semana 1 es la semana del viernes 15:</text:p>
      <text:list xml:id="list1745663226" text:style-name="L2">
        <text:list-item>
          <text:p text:style-name="P5">Semana 2: </text:p>
          <text:list>
            <text:list-item>
              <text:p text:style-name="P5">Tener un primer prototipo donde podamos tener una idea del game play</text:p>
            </text:list-item>
          </text:list>
        </text:list-item>
        <text:list-item>
          <text:p text:style-name="P5">Semana 4:</text:p>
          <text:list>
            <text:list-item>
              <text:p text:style-name="P5">Mejorar el gameplay del prototipo</text:p>
            </text:list-item>
          </text:list>
        </text:list-item>
        <text:list-item>
          <text:p text:style-name="P5">Semana 6:</text:p>
          <text:list>
            <text:list-item>
              <text:p text:style-name="P5">Incluir multiplayer: prueba del prototipo con más de 1 jugador</text:p>
            </text:list-item>
          </text:list>
        </text:list-item>
        <text:list-item>
          <text:p text:style-name="P5">Semana 8:</text:p>
          <text:list>
            <text:list-item>
              <text:p text:style-name="P5">Incorporar el diseño en el juego y empezar a diseñar las distintas escenas (menu, highscores, opciones, etc)</text:p>
            </text:list-item>
          </text:list>
        </text:list-item>
        <text:list-item>
          <text:p text:style-name="P5">Semana 10:</text:p>
          <text:list>
            <text:list-item>
              <text:p text:style-name="P5">Lanzar BETA del juego y hacer pruebas con usuario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pitch="variable" style:font-charset="x-symbol"/>
    <style:font-face style:name="Lohit Hindi1" svg:font-family="'Lohit Hindi'"/>
    <style:font-face style:name="OpenSymbol1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o </meta:initial-creator>
    <meta:creation-date>2013-02-15T19:59:12</meta:creation-date>
    <dc:date>2013-02-15T20:19:56</dc:date>
    <dc:creator>mono </dc:creator>
    <meta:editing-duration>P0D</meta:editing-duration>
    <meta:editing-cycles>1</meta:editing-cycles>
    <meta:document-statistic meta:table-count="0" meta:image-count="0" meta:object-count="0" meta:page-count="1" meta:paragraph-count="22" meta:word-count="212" meta:character-count="1275" meta:non-whitespace-character-count="1095"/>
    <meta:generator>LibreOffice/3.5$Linux_X86_64 LibreOffice_project/350m1$Build-2</meta:generator>
  </office:meta>
</office:document-meta>
</file>